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Table_20_Contents">
      <style:text-properties officeooo:rsid="0013cebb" officeooo:paragraph-rsid="0013cebb"/>
    </style:style>
    <style:style style:name="P3" style:family="paragraph" style:parent-style-name="Table_20_Contents">
      <style:paragraph-properties fo:text-align="end" style:justify-single-word="false"/>
      <style:text-properties officeooo:rsid="0013cebb" officeooo:paragraph-rsid="0013cebb"/>
    </style:style>
    <style:style style:name="P4" style:family="paragraph" style:parent-style-name="Table_20_Contents">
      <style:paragraph-properties fo:text-align="center" style:justify-single-word="false"/>
      <style:text-properties fo:font-size="10pt" style:font-size-asian="10.5pt"/>
    </style:style>
    <style:style style:name="P5" style:family="paragraph" style:parent-style-name="Table_20_Contents">
      <style:paragraph-properties fo:text-align="center" style:justify-single-word="false"/>
      <style:text-properties fo:font-size="10pt" officeooo:rsid="0013cebb" officeooo:paragraph-rsid="0013cebb" style:font-size-asian="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Héritage</text:p>
      <text:p text:style-name="Standard"/>
      <text:p text:style-name="Standard"/>
      <text:p text:style-name="Standard"/>
      <text:p text:style-name="Standard"/>
      <text:p text:style-name="Standard"/>
      <text:p text:style-name="Standard"><text:tab/>Marie-Louise était propriétaire de la villa d'Ambleteuse. Durant la guerre celle-ci avait été détruite par les bombardements. En 1954, à l'aide des dommages de guerre, la maison a été reconstruite en y apportant quelques modifications. Cette maison de 4 étages a été divisée en 2 appartements occupant chacun un étage pour les pièces de séjour et un étage pour les chambres à coucher. De plus un garage pour deux voitures avait été aménagé dans le sous-sol.</text:p>
      <text:p text:style-name="Standard"/>
      <text:p text:style-name="Standard"><text:tab/>A la mort de Marie-Louise, il s'est donc posé le problème du partage entre 6 enfants.</text:p>
      <text:p text:style-name="Standard"/>
      <text:p text:style-name="Standard"><text:tab/>L'oncle Manu, le plus jeune de la famille dirigeait les opérations. L'appartement du 2ème étage a été attribué à mon père. Mon oncle Marcel qui était le mari de la sœur de mon père s'est porté acquéreur. Mon oncle Manu s'y est opposé car il ne voulait pas que le bien de sa mère soit attribué à quelqu'un qui ne portait pas le nom de la famille. Il s'est donc lui-même porté acquéreur et le problème fut ainsi rég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3.671cm" style:rel-column-width="2081*"/>
    </style:style>
    <style:style style:name="Tableau1.B" style:family="table-column">
      <style:table-column-properties style:column-width="10.659cm" style:rel-column-width="6043*"/>
    </style:style>
    <style:style style:name="Tableau1.C" style:family="table-column">
      <style:table-column-properties style:column-width="2.671cm" style:rel-column-width="1514*"/>
    </style:style>
    <style:style style:name="MP1" style:family="paragraph" style:parent-style-name="Table_20_Contents">
      <style:text-properties officeooo:rsid="0013cebb" officeooo:paragraph-rsid="0013cebb"/>
    </style:style>
    <style:style style:name="MP2" style:family="paragraph" style:parent-style-name="Table_20_Contents">
      <style:paragraph-properties fo:text-align="center" style:justify-single-word="false"/>
      <style:text-properties fo:font-size="10pt" style:font-size-asian="10.5pt"/>
    </style:style>
    <style:style style:name="MP3" style:family="paragraph" style:parent-style-name="Table_20_Contents">
      <style:paragraph-properties fo:text-align="center" style:justify-single-word="false"/>
      <style:text-properties fo:font-size="10pt" officeooo:rsid="0013cebb" officeooo:paragraph-rsid="0013cebb" style:font-size-asian="10.5pt"/>
    </style:style>
    <style:style style:name="MP4" style:family="paragraph" style:parent-style-name="Table_20_Contents">
      <style:paragraph-properties fo:text-align="end" style:justify-single-word="false"/>
      <style:text-properties officeooo:rsid="0013cebb" officeooo:paragraph-rsid="0013ce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row>
            <table:table-cell office:value-type="string">
              <text:p text:style-name="MP1">Saisie du 14/05/1991</text:p>
            </table:table-cell>
            <table:table-cell office:value-type="string">
              <text:p text:style-name="MP2"><text:file-name text:display="full">/media/airel/SAUV/regis/memoires/fichiers_doc/heritage_ambleteuse.odt</text:file-name></text:p>
              <text:p text:style-name="MP3">Conversion du fichier .doc d’origine en .odt</text:p>
            </table:table-cell>
            <table:table-cell office:value-type="string">
              <text:p text:style-name="MP4">Page : <text:page-number text:select-page="current">1</text:page-number>/<text:page-count>1</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1T18:46:21.108494606</meta:creation-date>
    <dc:date>2022-05-01T19:02:14.189224118</dc:date>
    <meta:editing-duration>PT11M44S</meta:editing-duration>
    <meta:editing-cycles>3</meta:editing-cycles>
    <meta:generator>LibreOffice/6.0.7.3$Linux_X86_64 LibreOffice_project/00m0$Build-3</meta:generator>
    <meta:document-statistic meta:table-count="1" meta:image-count="0" meta:object-count="0" meta:page-count="1" meta:paragraph-count="8" meta:word-count="186" meta:character-count="1114" meta:non-whitespace-character-count="933"/>
  </office:meta>
</office:document-meta>
</file>